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2917in" style:rel-column-width="21687*"/>
    </style:style>
    <style:style style:name="Table3.B" style:family="table-column">
      <style:table-column-properties style:column-width="0.9924in" style:rel-column-width="9391*"/>
    </style:style>
    <style:style style:name="Table3.C" style:family="table-column">
      <style:table-column-properties style:column-width="3.641in" style:rel-column-width="3445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4389in" style:rel-column-width="23080*"/>
    </style:style>
    <style:style style:name="Table4.B" style:family="table-column">
      <style:table-column-properties style:column-width="0.7472in" style:rel-column-width="7071*"/>
    </style:style>
    <style:style style:name="Table4.C" style:family="table-column">
      <style:table-column-properties style:column-width="1.1889in" style:rel-column-width="11251*"/>
    </style:style>
    <style:style style:name="Table4.D" style:family="table-column">
      <style:table-column-properties style:column-width="1.2257in" style:rel-column-width="11599*"/>
    </style:style>
    <style:style style:name="Table4.E" style:family="table-column">
      <style:table-column-properties style:column-width="1.3243in" style:rel-column-width="1253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8" style:family="paragraph" style:parent-style-name="Table_20_Contents">
      <style:text-properties fo:font-weight="bold" officeooo:rsid="00431c10" officeooo:paragraph-rsid="00431c10" style:font-weight-asian="bold" style:font-weight-complex="bold"/>
    </style:style>
    <style:style style:name="P9" style:family="paragraph" style:parent-style-name="Table_20_Contents">
      <style:text-properties fo:font-weight="bold" officeooo:rsid="00431c10" officeooo:paragraph-rsid="0044d421" style:font-weight-asian="bold" style:font-weight-complex="bold"/>
    </style:style>
    <style:style style:name="P10" style:family="paragraph" style:parent-style-name="Table_20_Contents">
      <style:text-properties officeooo:rsid="002e8c9e" officeooo:paragraph-rsid="002e8c9e"/>
    </style:style>
    <style:style style:name="P11" style:family="paragraph" style:parent-style-name="Text_20_body">
      <style:text-properties officeooo:rsid="002e8c9e" officeooo:paragraph-rsid="002e8c9e"/>
    </style:style>
    <style:style style:name="P12" style:family="paragraph" style:parent-style-name="Text_20_body">
      <style:text-properties officeooo:rsid="00333d6a" officeooo:paragraph-rsid="00333d6a"/>
    </style:style>
    <style:style style:name="P13" style:family="paragraph" style:parent-style-name="Table_20_Contents">
      <style:text-properties fo:color="#ff8000" loext:opacity="100%" fo:font-weight="bold" officeooo:rsid="00333d6a" officeooo:paragraph-rsid="00333d6a" style:font-weight-asian="bold" style:font-weight-complex="bold"/>
    </style:style>
    <style:style style:name="P14" style:family="paragraph" style:parent-style-name="Table_20_Contents">
      <style:text-properties fo:color="#ff8000" loext:opacity="100%" fo:font-weight="bold" officeooo:rsid="00431c10" officeooo:paragraph-rsid="00431c10" style:font-weight-asian="bold" style:font-weight-complex="bold"/>
    </style:style>
    <style:style style:name="P15" style:family="paragraph" style:parent-style-name="Table_20_Contents">
      <style:text-properties fo:color="#ff8000" loext:opacity="100%" fo:font-weight="bold" officeooo:rsid="002e8c9e" officeooo:paragraph-rsid="002e8c9e" style:font-weight-asian="bold" style:font-weight-complex="bold"/>
    </style:style>
    <style:style style:name="P16" style:family="paragraph" style:parent-style-name="Table_20_Contents">
      <style:text-properties officeooo:paragraph-rsid="00333d6a"/>
    </style:style>
    <style:style style:name="P17" style:family="paragraph" style:parent-style-name="Text_20_body">
      <style:text-properties officeooo:paragraph-rsid="00333d6a"/>
    </style:style>
    <style:style style:name="P18" style:family="paragraph" style:parent-style-name="Table_20_Contents">
      <style:text-properties fo:color="#808080" loext:opacity="100%" officeooo:rsid="00333d6a" officeooo:paragraph-rsid="00333d6a"/>
    </style:style>
    <style:style style:name="P19" style:family="paragraph" style:parent-style-name="Table_20_Contents">
      <style:text-properties fo:color="#808080" loext:opacity="100%" officeooo:paragraph-rsid="00333d6a"/>
    </style:style>
    <style:style style:name="P20" style:family="paragraph" style:parent-style-name="Text_20_body">
      <style:text-properties officeooo:rsid="003954eb" officeooo:paragraph-rsid="003954eb"/>
    </style:style>
    <style:style style:name="P21" style:family="paragraph" style:parent-style-name="Text_20_body">
      <style:text-properties officeooo:rsid="003954eb" officeooo:paragraph-rsid="00431c10"/>
    </style:style>
    <style:style style:name="P22" style:family="paragraph" style:parent-style-name="Text_20_body">
      <style:paragraph-properties style:writing-mode="lr-tb"/>
      <style:text-properties officeooo:paragraph-rsid="003954eb"/>
    </style:style>
    <style:style style:name="P23" style:family="paragraph" style:parent-style-name="Text_20_body">
      <style:paragraph-properties fo:break-before="page"/>
      <style:text-properties officeooo:paragraph-rsid="003954eb"/>
    </style:style>
    <style:style style:name="P24" style:family="paragraph" style:parent-style-name="Text_20_body">
      <style:text-properties officeooo:paragraph-rsid="003954eb"/>
    </style:style>
    <style:style style:name="P25" style:family="paragraph" style:parent-style-name="Text_20_body">
      <style:text-properties officeooo:rsid="0030a069" officeooo:paragraph-rsid="00333d6a"/>
    </style:style>
    <style:style style:name="P26" style:family="paragraph" style:parent-style-name="Text_20_body">
      <style:text-properties officeooo:paragraph-rsid="003a0a5c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Frame_20_contents">
      <style:text-properties fo:color="#ff0000" loext:opacity="100%" fo:font-weight="bold" style:font-weight-asian="bold" style:font-weight-complex="bold"/>
    </style:style>
    <style:style style:name="P29" style:family="paragraph" style:parent-style-name="Table_20_Contents">
      <style:text-properties officeooo:rsid="00431c10" officeooo:paragraph-rsid="00431c10"/>
    </style:style>
    <style:style style:name="P30" style:family="paragraph" style:parent-style-name="Text_20_body">
      <style:text-properties officeooo:rsid="00431c10" officeooo:paragraph-rsid="00431c10"/>
    </style:style>
    <style:style style:name="P31" style:family="paragraph" style:parent-style-name="Text_20_body">
      <style:paragraph-properties style:writing-mode="lr-tb"/>
      <style:text-properties officeooo:rsid="00431c10" officeooo:paragraph-rsid="00431c10"/>
    </style:style>
    <style:style style:name="P32" style:family="paragraph" style:parent-style-name="Text_20_body">
      <style:paragraph-properties style:writing-mode="lr-tb"/>
      <style:text-properties officeooo:rsid="00431c10" officeooo:paragraph-rsid="0045e2c7"/>
    </style:style>
    <style:style style:name="P33" style:family="paragraph" style:parent-style-name="Text_20_body">
      <style:text-properties officeooo:rsid="00431c10" officeooo:paragraph-rsid="00462d23"/>
    </style:style>
    <style:style style:name="P34" style:family="paragraph" style:parent-style-name="Text_20_body">
      <style:text-properties officeooo:paragraph-rsid="00431c10"/>
    </style:style>
    <style:style style:name="P35" style:family="paragraph" style:parent-style-name="Table_20_Contents">
      <style:paragraph-properties fo:text-align="start" style:justify-single-word="false"/>
      <style:text-properties officeooo:paragraph-rsid="00431c10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text-properties fo:font-style="italic" officeooo:rsid="00431c10" officeooo:paragraph-rsid="00431c10" style:font-style-asian="italic" style:font-style-complex="italic"/>
    </style:style>
    <style:style style:name="P38" style:family="paragraph" style:parent-style-name="Table_20_Contents">
      <style:text-properties officeooo:rsid="0044d421" officeooo:paragraph-rsid="0044d421"/>
    </style:style>
    <style:style style:name="P39" style:family="paragraph" style:parent-style-name="Table_20_Contents">
      <style:text-properties officeooo:paragraph-rsid="0044d421"/>
    </style:style>
    <style:style style:name="P40" style:family="paragraph" style:parent-style-name="Text_20_body">
      <style:text-properties officeooo:paragraph-rsid="0045e2c7"/>
    </style:style>
    <style:style style:name="P41" style:family="paragraph" style:parent-style-name="Heading_20_4">
      <style:paragraph-properties fo:break-before="page"/>
      <style:text-properties officeooo:rsid="00333d6a" officeooo:paragraph-rsid="00333d6a"/>
    </style:style>
    <style:style style:name="P42" style:family="paragraph" style:parent-style-name="Heading_20_5">
      <style:paragraph-properties fo:break-before="page"/>
    </style:style>
    <style:style style:name="P43" style:family="paragraph" style:parent-style-name="Heading_20_5">
      <style:paragraph-properties fo:break-before="page"/>
      <style:text-properties officeooo:rsid="00333d6a" officeooo:paragraph-rsid="00333d6a"/>
    </style:style>
    <style:style style:name="P44" style:family="paragraph" style:parent-style-name="Heading_20_5">
      <style:text-properties officeooo:rsid="00431c10" officeooo:paragraph-rsid="0045e2c7"/>
    </style:style>
    <style:style style:name="P45" style:family="paragraph" style:parent-style-name="Heading_20_5">
      <style:paragraph-properties fo:break-before="page" style:writing-mode="lr-tb"/>
      <style:text-properties officeooo:rsid="00431c10" officeooo:paragraph-rsid="0045e2c7"/>
    </style:style>
    <style:style style:name="P46" style:family="paragraph" style:parent-style-name="Heading_20_5">
      <style:paragraph-properties fo:break-before="page"/>
      <style:text-properties officeooo:rsid="00431c10" officeooo:paragraph-rsid="00431c10"/>
    </style:style>
    <style:style style:name="P47" style:family="paragraph" style:parent-style-name="Heading_20_5">
      <style:text-properties officeooo:rsid="00431c10" officeooo:paragraph-rsid="00431c10"/>
    </style:style>
    <style:style style:name="P48" style:family="paragraph" style:parent-style-name="Text_20_body">
      <style:text-properties officeooo:rsid="0035c9a6" officeooo:paragraph-rsid="00431c10"/>
    </style:style>
    <style:style style:name="P49" style:family="paragraph" style:parent-style-name="Text_20_body" style:list-style-name="L1">
      <style:text-properties officeooo:paragraph-rsid="00431c10"/>
    </style:style>
    <style:style style:name="P50" style:family="paragraph" style:parent-style-name="Text_20_body" style:list-style-name="L2">
      <style:text-properties officeooo:paragraph-rsid="00333d6a"/>
    </style:style>
    <style:style style:name="P51" style:family="paragraph" style:parent-style-name="Text_20_body" style:list-style-name="L3">
      <style:text-properties officeooo:rsid="003954eb" officeooo:paragraph-rsid="00431c10"/>
    </style:style>
    <style:style style:name="P52" style:family="paragraph" style:parent-style-name="Text_20_body" style:list-style-name="L4">
      <style:text-properties officeooo:paragraph-rsid="00431c10"/>
    </style:style>
    <style:style style:name="P53" style:family="paragraph" style:parent-style-name="Text_20_body" style:list-style-name="L5">
      <style:text-properties officeooo:paragraph-rsid="003a0a5c"/>
    </style:style>
    <style:style style:name="P54" style:family="paragraph" style:parent-style-name="Text_20_body" style:list-style-name="L7">
      <style:text-properties officeooo:paragraph-rsid="003954eb"/>
    </style:style>
    <style:style style:name="P55" style:family="paragraph" style:parent-style-name="Text_20_body" style:list-style-name="L8">
      <style:text-properties officeooo:paragraph-rsid="0045e2c7"/>
    </style:style>
    <style:style style:name="P56" style:family="paragraph" style:parent-style-name="Text_20_body" style:list-style-name="L9">
      <style:paragraph-properties style:writing-mode="lr-tb"/>
      <style:text-properties officeooo:rsid="00431c10" officeooo:paragraph-rsid="0045e2c7"/>
    </style:style>
    <style:style style:name="P57" style:family="paragraph" style:parent-style-name="Text_20_body" style:list-style-name="L10">
      <style:text-properties officeooo:rsid="00431c10" officeooo:paragraph-rsid="00431c10"/>
    </style:style>
    <style:style style:name="P58" style:family="paragraph" style:parent-style-name="Text_20_body" style:list-style-name="L6">
      <style:text-properties fo:font-style="italic" officeooo:rsid="00333d6a" officeooo:paragraph-rsid="003954eb" style:font-style-asian="italic" style:font-style-complex="italic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0a069" style:font-style-asian="italic" style:font-style-complex="italic"/>
    </style:style>
    <style:style style:name="T4" style:family="text">
      <style:text-properties fo:font-style="italic" officeooo:rsid="00424d7c" style:font-style-asian="italic" style:font-style-complex="italic"/>
    </style:style>
    <style:style style:name="T5" style:family="text">
      <style:text-properties fo:font-style="italic" officeooo:rsid="00431c10" style:font-style-asian="italic" style:font-style-complex="italic"/>
    </style:style>
    <style:style style:name="T6" style:family="text">
      <style:text-properties fo:font-style="italic" officeooo:rsid="0044d421" style:font-style-asian="italic" style:font-style-complex="italic"/>
    </style:style>
    <style:style style:name="T7" style:family="text">
      <style:text-properties fo:font-style="italic" officeooo:rsid="0045e2c7" style:font-style-asian="italic" style:font-style-complex="italic"/>
    </style:style>
    <style:style style:name="T8" style:family="text">
      <style:text-properties officeooo:rsid="002e8c9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3d6a" style:font-weight-asian="bold" style:font-weight-complex="bold"/>
    </style:style>
    <style:style style:name="T11" style:family="text">
      <style:text-properties fo:font-weight="bold" officeooo:rsid="0039e894" style:font-weight-asian="bold" style:font-weight-complex="bold"/>
    </style:style>
    <style:style style:name="T12" style:family="text">
      <style:text-properties fo:font-weight="bold" officeooo:rsid="00431c10" style:font-weight-asian="bold" style:font-weight-complex="bold"/>
    </style:style>
    <style:style style:name="T13" style:family="text">
      <style:text-properties fo:font-weight="bold" officeooo:rsid="0035c9a6" style:font-weight-asian="bold" style:font-weight-complex="bold"/>
    </style:style>
    <style:style style:name="T14" style:family="text">
      <style:text-properties officeooo:rsid="00333d6a"/>
    </style:style>
    <style:style style:name="T15" style:family="text">
      <style:text-properties officeooo:rsid="0035c9a6"/>
    </style:style>
    <style:style style:name="T16" style:family="text">
      <style:text-properties officeooo:rsid="0038ca86"/>
    </style:style>
    <style:style style:name="T17" style:family="text">
      <style:text-properties officeooo:rsid="003954eb"/>
    </style:style>
    <style:style style:name="T18" style:family="text">
      <style:text-properties officeooo:rsid="0030a069"/>
    </style:style>
    <style:style style:name="T19" style:family="text">
      <style:text-properties officeooo:rsid="00424d7c"/>
    </style:style>
    <style:style style:name="T20" style:family="text">
      <style:text-properties officeooo:rsid="00431c10"/>
    </style:style>
    <style:style style:name="T21" style:family="text">
      <style:text-properties officeooo:rsid="0038a5be"/>
    </style:style>
    <style:style style:name="T22" style:family="text">
      <style:text-properties fo:font-style="normal" fo:font-weight="bold" officeooo:rsid="0035c9a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31c10" style:font-style-asian="normal" style:font-weight-asian="bold" style:font-style-complex="normal" style:font-weight-complex="bold"/>
    </style:style>
    <style:style style:name="T24" style:family="text">
      <style:text-properties officeooo:rsid="0044d421"/>
    </style:style>
    <style:style style:name="T25" style:family="text">
      <style:text-properties officeooo:rsid="0045e2c7"/>
    </style:style>
    <style:style style:name="T26" style:family="text">
      <style:text-properties officeooo:rsid="00462d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41" text:outline-level="4"><text:span text:style-name="T19">MSI</text:span> Packages (<text:span text:style-name="T4">Microsoft Windows Offline Installer</text:span>)</text:h>
      <text:p text:style-name="P34">AutomataCI supports <text:span text:style-name="T19">MSI</text:span><text:span text:style-name="T15"> packages </text:span><text:span text:style-name="T19">via the use of </text:span><text:span text:style-name="T4">Wix4</text:span><text:span text:style-name="T19"> and </text:span><text:span text:style-name="T4">msitools</text:span><text:span text:style-name="T19"> tools depending on host machine’s OS. </text:span><text:span text:style-name="T20">Both yields different types of MSI installer where </text:span><text:span text:style-name="T5">msitools</text:span><text:span text:style-name="T20"> could not create an UI equipped version. MSI packages is triggered when </text:span><text:span text:style-name="T15">“</text:span><text:span text:style-name="T13">-</text:span><text:span text:style-name="T12">msi</text:span><text:span text:style-name="T15">” keyword in its name (e.g. “mypro</text:span><text:span text:style-name="T21">duct</text:span><text:span text:style-name="T22">-</text:span><text:span text:style-name="T23">msi</text:span><text:span text:style-name="T15">_any-any”) </text:span><text:span text:style-name="T20">signaling placeholder file </text:span><text:span text:style-name="T15">is detected</text:span></text:p>
      <text:p text:style-name="P48">The supporting documentations AutomataCI based on are as follows:</text:p>
      <text:list text:style-name="L1">
        <text:list-item>
          <text:p text:style-name="P49"><text:a xlink:type="simple" xlink:href="https://wiki.gnome.org/msitools" text:style-name="Internet_20_link" text:visited-style-name="Visited_20_Internet_20_Link">https://wiki.gnome.org/msitools</text:a></text:p>
        </text:list-item>
        <text:list-item>
          <text:p text:style-name="P49"><text:a xlink:type="simple" xlink:href="https://wiki.gnome.org/msitools/HowTo/CreateMSI" text:style-name="Internet_20_link" text:visited-style-name="Visited_20_Internet_20_Link">https://wiki.gnome.org/msitools/HowTo/CreateMSI</text:a></text:p>
        </text:list-item>
        <text:list-item>
          <text:p text:style-name="P49"><text:a xlink:type="simple" xlink:href="https://gitlab.gnome.org/GNOME/msitools/-/issues/2" text:style-name="Internet_20_link" text:visited-style-name="Visited_20_Internet_20_Link">https://gitlab.gnome.org/GNOME/msitools/-/issues/2</text:a></text:p>
        </text:list-item>
        <text:list-item>
          <text:p text:style-name="P49"><text:a xlink:type="simple" xlink:href="https://learn.microsoft.com/en-us/previous-versions//aa372057(v=vs.85)" text:style-name="Internet_20_link" text:visited-style-name="Visited_20_Internet_20_Link">https://learn.microsoft.com/en-us/previous-versions//aa372057(v=vs.85)</text:a></text:p>
        </text:list-item>
        <text:list-item>
          <text:p text:style-name="P49"><text:a xlink:type="simple" xlink:href="https://wixtoolset.org/docs/tools/wixext/wixui/" text:style-name="Internet_20_link" text:visited-style-name="Visited_20_Internet_20_Link">https://wixtoolset.org/docs/tools/wixext/wixui/</text:a></text:p>
        </text:list-item>
        <text:list-item>
          <text:p text:style-name="P49"><text:a xlink:type="simple" xlink:href="https://wixtoolset.org/docs/schema/ui/wixui/" text:style-name="Internet_20_link" text:visited-style-name="Visited_20_Internet_20_Link">https://wixtoolset.org/docs/schema/ui/wixui/</text:a></text:p>
        </text:list-item>
        <text:list-item>
          <text:p text:style-name="P49"><text:a xlink:type="simple" xlink:href="https://helgeklein.com/blog/real-world-example-wix-msi-application-installer/" text:style-name="Internet_20_link" text:visited-style-name="Visited_20_Internet_20_Link">https://helgeklein.com/blog/real-world-example-wix-msi-application-installer/</text:a></text:p>
        </text:list-item>
        <text:list-item>
          <text:p text:style-name="P49"><text:a xlink:type="simple" xlink:href="https://github.com/orgs/wixtoolset/discussions/7636" text:style-name="Internet_20_link" text:visited-style-name="Visited_20_Internet_20_Link">https://github.com/orgs/wixtoolset/discussions/7636</text:a></text:p>
        </text:list-item>
        <text:list-item>
          <text:p text:style-name="P49"><text:a xlink:type="simple" xlink:href="https://github.com/orgs/wixtoolset/discussions/7893" text:style-name="Internet_20_link" text:visited-style-name="Visited_20_Internet_20_Link">https://github.com/orgs/wixtoolset/discussions/7893</text:a></text:p>
        </text:list-item>
      </text:list>
      <text:p text:style-name="P20"/>
      <text:p text:style-name="P17">Starting from version <text:span text:style-name="T16">2.0</text:span>.0, AutomataCI package <text:span text:style-name="T20">MSI in 2 stages:</text:span></text:p>
      <text:list text:style-name="L2">
        <text:list-item>
          <text:p text:style-name="P50"><text:span text:style-name="T9">LAYER 1 in series</text:span> – for generating all the required available <text:span text:style-name="T2">.wxs</text:span> manifest files when instructed by the Package CI job; AND</text:p>
        </text:list-item>
        <text:list-item>
          <text:p text:style-name="P50"><text:span text:style-name="T9">LAYER 2 in parallel</text:span> – while still in Layer 1 execution scope, package the actual <text:span text:style-name="T2">.msi</text:span> file based on available <text:span text:style-name="T2">.wxs</text:span> package.</text:p>
        </text:list-item>
      </text:list>
      <text:h text:style-name="P42" text:outline-level="5">Supported Platforms</text:h>
      <text:p text:style-name="P11">The current AutomataCI supported host platforms are shown in Table <text:sequence-ref text:reference-format="category-and-value" text:ref-name="refText0">1.1.1.1.1.1</text:sequence-ref>.</text:p>
      <text:p text:style-name="Table"><text:span text:style-name="T14">Table</text:span> <text:sequence text:ref-name="refText0" text:name="Text" text:formula="ooow:Text+1" style:num-format="1">1.1.1.1.1.1</text:sequence>: <text:span text:style-name="T20">MSI</text:span><text:span text:style-name="T14"> packaging</text:span><text:span text:style-name="T8">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latform</text:p>
          </table:table-cell>
          <table:table-cell table:style-name="Table2.A1" office:value-type="string">
            <text:p text:style-name="P7">Supported</text:p>
          </table:table-cell>
          <table:table-cell table:style-name="Table2.A1" office:value-type="string">
            <text:p text:style-name="P7">Tested</text:p>
          </table:table-cell>
          <table:table-cell table:style-name="Table2.D1" office:value-type="string">
            <text:p text:style-name="P7">Automated Test</text:p>
          </table:table-cell>
        </table:table-row>
        <table:table-row>
          <table:table-cell table:style-name="Table2.A2" office:value-type="string">
            <text:p text:style-name="P10">linux-amd64 (Debian)</text:p>
          </table:table-cell>
          <table:table-cell table:style-name="Table2.A2" office:value-type="string">
            <text:p text:style-name="P13">Yes</text:p>
          </table:table-cell>
          <table:table-cell table:style-name="Table2.A2" office:value-type="string">
            <text:p text:style-name="P14">No</text:p>
          </table:table-cell>
          <table:table-cell table:style-name="Table2.D2" office:value-type="string">
            <text:p text:style-name="P13">Yes</text:p>
          </table:table-cell>
        </table:table-row>
        <table:table-row>
          <table:table-cell table:style-name="Table2.A2" office:value-type="string">
            <text:p text:style-name="P10">linux-amd64 (Red Hat - Fedora)</text:p>
          </table:table-cell>
          <table:table-cell table:style-name="Table2.A2" office:value-type="string">
            <text:p text:style-name="P13">Yes</text:p>
          </table:table-cell>
          <table:table-cell table:style-name="Table2.A2" office:value-type="string">
            <text:p text:style-name="P13">No</text:p>
          </table:table-cell>
          <table:table-cell table:style-name="Table2.D2" office:value-type="string">
            <text:p text:style-name="P13">Yes</text:p>
          </table:table-cell>
        </table:table-row>
        <table:table-row>
          <table:table-cell table:style-name="Table2.A2" office:value-type="string">
            <text:p text:style-name="P10">darwin-amd64 (Intel-based MacOS)</text:p>
          </table:table-cell>
          <table:table-cell table:style-name="Table2.A2" office:value-type="string">
            <text:p text:style-name="P15">Yes</text:p>
          </table:table-cell>
          <table:table-cell table:style-name="Table2.A2" office:value-type="string">
            <text:p text:style-name="P14">No</text:p>
          </table:table-cell>
          <table:table-cell table:style-name="Table2.D2" office:value-type="string">
            <text:p text:style-name="P13">Yes</text:p>
          </table:table-cell>
        </table:table-row>
        <table:table-row>
          <table:table-cell table:style-name="Table2.A2" office:value-type="string">
            <text:p text:style-name="P10">windows-amd64 </text:p>
          </table:table-cell>
          <table:table-cell table:style-name="Table2.A2" office:value-type="string">
            <text:p text:style-name="P14">Yes</text:p>
          </table:table-cell>
          <table:table-cell table:style-name="Table2.A2" office:value-type="string">
            <text:p text:style-name="P14">No</text:p>
          </table:table-cell>
          <table:table-cell table:style-name="Table2.D2" office:value-type="string">
            <text:p text:style-name="P14">Yes</text:p>
          </table:table-cell>
        </table:table-row>
      </table:table>
      <text:p text:style-name="P20">NOTE:</text:p>
      <text:list text:style-name="L3">
        <text:list-item>
          <text:p text:style-name="P51">“<text:span text:style-name="T9">N/A</text:span>” – means “Not Available”.</text:p>
        </text:list-item>
      </text:list>
      <text:p text:style-name="P21"/>
      <text:p text:style-name="P28">IMPORTANT NOTICE</text:p>
      <text:p text:style-name="Frame_20_contents">Due to GitHub Actions unknown bug for Windows OS (referring: <text:a xlink:type="simple" xlink:href="https://github.com/actions/runner-images/issues/7320" text:style-name="Internet_20_link" text:visited-style-name="Visited_20_Internet_20_Link">https://github.com/actions/runner-images/issues/7320</text:a>), there is no way we can proceed to test all the MSI processes and executions when each build takes &gt;1hr for simple hello world build. Hence, the development is marked done but untested for now.</text:p>
      <text:h text:style-name="P43" text:outline-level="5">Content Assembling Function</text:h>
      <text:p text:style-name="P12">The content assembling function is shown in Table <text:sequence-ref text:reference-format="category-and-value" text:ref-name="refText1">1.1.1.1.2.1</text:sequence-ref>.</text:p>
      <text:p text:style-name="Table"><text:span text:style-name="T14">Table</text:span> <text:sequence text:ref-name="refText1" text:name="Text" text:formula="ooow:Text+1" style:num-format="1">1.1.1.1.2.1</text:sequence>: <text:span text:style-name="T14">the content assembly function symbol for </text:span><text:span text:style-name="T20">MSI</text:span><text:span text:style-name="T14"> packager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# POSIX Shell</text:p>
            <text:p text:style-name="P16"><text:span text:style-name="T9">PACKAGE</text:span><text:span text:style-name="T10">_A</text:span><text:span text:style-name="T9">ssemble_</text:span><text:span text:style-name="T12">MSI</text:span><text:span text:style-name="T9">_</text:span><text:span text:style-name="T10">C</text:span><text:span text:style-name="T9">ontent</text:span>() {</text:p>
            <text:p text:style-name="P16"><text:tab/>_target="$1"</text:p>
            <text:p text:style-name="P16"><text:tab/>_directory="$2"</text:p>
            <text:p text:style-name="P16"><text:tab/>_target_name="$3"</text:p>
            <text:p text:style-name="P16"><text:tab/>_target_os="$4"</text:p>
            <text:p text:style-name="P16"><text:tab/>_target_arch="$5"</text:p>
            <text:p text:style-name="P16"/>
            <text:p text:style-name="P19"><text:tab/>…</text:p>
            <text:p text:style-name="P16">}</text:p>
          </table:table-cell>
        </table:table-row>
        <table:table-row>
          <table:table-cell table:style-name="Table1.A2" office:value-type="string">
            <text:p text:style-name="P18"># PowerShell</text:p>
            <text:p text:style-name="P16"><text:span text:style-name="T9">PACKAGE-Assemble-</text:span><text:span text:style-name="T12">MSI</text:span><text:span text:style-name="T9">-Content</text:span> {</text:p>
            <text:p text:style-name="P16"><text:tab/>param(</text:p>
            <text:p text:style-name="P16"><text:tab/><text:tab/>[string]$_target,</text:p>
            <text:p text:style-name="P16"><text:tab/><text:tab/>[string]$_directory,</text:p>
            <text:p text:style-name="P16"><text:tab/><text:tab/>[string]$_target_name,</text:p>
            <text:p text:style-name="P16"><text:tab/><text:tab/>[string]$_target_os,</text:p>
            <text:p text:style-name="P16"><text:tab/><text:tab/>[string]$_target_arch</text:p>
            <text:p text:style-name="P16"><text:tab/><text:span text:style-name="T14">)</text:span></text:p>
            <text:p text:style-name="P16"/>
            <text:p text:style-name="P19"><text:tab/>…</text:p>
            <text:p text:style-name="P16">}</text:p>
          </table:table-cell>
        </table:table-row>
      </table:table>
      <text:p text:style-name="P25"/>
      <text:p text:style-name="P23"><text:span text:style-name="T18">The objective</text:span><text:span text:style-name="T17">s are:</text:span></text:p>
      <text:list text:style-name="L4">
        <text:list-item>
          <text:p text:style-name="P52">to assemble all the “to be installed” files for ALL I18N languages into <text:span text:style-name="T20">the </text:span><text:span text:style-name="T5">$_directory</text:span><text:span text:style-name="T20"> directory; AND</text:span></text:p>
        </text:list-item>
        <text:list-item>
          <text:p text:style-name="P52"><text:span text:style-name="T20">to generate</text:span> the <text:span text:style-name="T20">required</text:span> <text:span text:style-name="T2">.wxs</text:span> XML <text:span text:style-name="T20">instruction </text:span>file <text:span text:style-name="T20">in its restricted filename pattern.</text:span></text:p>
        </text:list-item>
      </text:list>
      <text:p text:style-name="P24"><text:span text:style-name="T18">AutomataCI detects all files with </text:span><text:span text:style-name="T3">.wxs</text:span><text:span text:style-name="T18"> file extension </text:span><text:span text:style-name="T20">in Layer 2</text:span><text:span text:style-name="T18"> and </text:span><text:span text:style-name="T20">execute the packaging accordingly. However, due to Wix4 complexities and strict requirement, the </text:span><text:span text:style-name="T5">.wxs</text:span><text:span text:style-name="T20"> filename MUST comply to the following strict pattern:</text:span></text:p>
      <text:p text:style-name="P27">${PROJECT_SKU}_${LANG}_windows-${<text:span text:style-name="T20">ARCH</text:span>}.wxs</text:p>
      <text:p text:style-name="P31">Wix4 demands culture (as in language) specification so language code must be included for parsing during parallel execution.</text:p>
      <text:p text:style-name="P22"/>
      <text:p text:style-name="P26">The following return numbers to tell AutomataCI to perform the necessary actions:</text:p>
      <text:list text:style-name="L5">
        <text:list-item>
          <text:p text:style-name="P53"><text:span text:style-name="T11">1</text:span><text:span text:style-name="T9">0</text:span> – Tell AutomataCI to skip the packaging process.</text:p>
        </text:list-item>
        <text:list-item>
          <text:p text:style-name="P53"><text:span text:style-name="T9">0</text:span> – All good and proceed.</text:p>
        </text:list-item>
        <text:list-item>
          <text:p text:style-name="P53"><text:span text:style-name="T11">non-0</text:span> – Error is found.</text:p>
        </text:list-item>
      </text:list>
      <text:h text:style-name="P43" text:outline-level="5">Required Files</text:h>
      <text:p text:style-name="P12">This packager <text:span text:style-name="T15">has the following required files:</text:span></text:p>
      <text:list text:style-name="L6">
        <text:list-item>
          <text:p text:style-name="P58">${_directory}/*.wxs</text:p>
        </text:list-item>
      </text:list>
      <text:p text:style-name="P24">These files follow strict format and content as specified in the <text:span text:style-name="T5">Wix4</text:span><text:span text:style-name="T20"> and </text:span><text:span text:style-name="T5">msitools</text:span><text:span text:style-name="T20"> specifications:</text:span></text:p>
      <text:list text:style-name="L7">
        <text:list-item>
          <text:p text:style-name="P54"><text:a xlink:type="simple" xlink:href="https://wixtoolset.org/docs/intro/" text:style-name="Internet_20_link" text:visited-style-name="Visited_20_Internet_20_Link">https://wixtoolset.org/docs/intro/</text:a></text:p>
        </text:list-item>
        <text:list-item>
          <text:p text:style-name="P54"><text:a xlink:type="simple" xlink:href="https://helgeklein.com/blog/real-world-example-wix-msi-application-installer/" text:style-name="Internet_20_link" text:visited-style-name="Visited_20_Internet_20_Link">https://helgeklein.com/blog/real-world-example-wix-msi-application-installer/</text:a></text:p>
        </text:list-item>
      </text:list>
      <text:p text:style-name="P24"/>
      <text:h text:style-name="P44" text:outline-level="5">Upstream Drama</text:h>
      <text:p text:style-name="P40">At this point in time, compiling MSI packages for Windows-only platform can be extremely annoying and daunting due to upstream has dramas:</text:p>
      <text:list text:style-name="L8">
        <text:list-item>
          <text:p text:style-name="P55">GNOME.org does not have sufficient resources and thus refused to develop the full version itself (<text:span text:style-name="T20">refer: </text:span><text:a xlink:type="simple" xlink:href="https://gitlab.gnome.org/GNOME/msitools/-/issues/" text:style-name="Internet_20_link" text:visited-style-name="Visited_20_Internet_20_Link">https://gitlab.gnome.org/GNOME/msitools/-/issues/</text:a><text:span text:style-name="T20">)</text:span> due to resources constraint; AND</text:p>
        </text:list-item>
        <text:list-item>
          <text:p text:style-name="P55">Wix team is very pessimistic about porting its toolkit to non-Windows environment (<text:span text:style-name="T20">refer: </text:span><text:a xlink:type="simple" xlink:href="https://github.com/wixtoolset/issues/issues/4381/" text:style-name="Internet_20_link" text:visited-style-name="Visited_20_Internet_20_Link">https://github.com/wixtoolset/issues/issues/4381/</text:a>); AND</text:p>
        </text:list-item>
        <text:list-item>
          <text:p text:style-name="P55">Microsoft tries to re-invent MSIX but is unable to distribute drivers like MSI (<text:a xlink:type="simple" xlink:href="https://github.com/Microsoft/msix-packaging" text:style-name="Internet_20_link" text:visited-style-name="Visited_20_Internet_20_Link">https://github.com/Microsoft/msix-packaging</text:a>) package does; <text:span text:style-name="T20">AND</text:span></text:p>
        </text:list-item>
        <text:list-item>
          <text:p text:style-name="P55">WinGet team instead of solving the MSI complication problem, forces developers to go through it instead before up-streaming to them (<text:a xlink:type="simple" xlink:href="https://github.com/microsoft/wingetpkgs" text:style-name="Internet_20_link" text:visited-style-name="Visited_20_Internet_20_Link">https://github.com/microsoft/wingetpkgs</text:a>).</text:p>
        </text:list-item>
      </text:list>
      <text:p text:style-name="P40">Until Microsoft resolve their office-politic dramas, we as external developers have to go through them without a choice. <text:span text:style-name="T20">Please do not get in-between their office politics.</text:span></text:p>
      <text:h text:style-name="P46" text:outline-level="5">I18N Supports (Multi-lingual)</text:h>
      <text:p text:style-name="P34">By default and by design, <text:span text:style-name="T20">MSI</text:span> package is a single language, first impression user experience. Hence, to support multiple languages, each language <text:span text:style-name="T20">will</text:span> be compiled into its own package. This means multiple <text:span text:style-name="T2">.wxs</text:span> file with language code specified are created independently.</text:p>
      <text:p text:style-name="P34"/>
      <text:p text:style-name="P34">Take note that in Microsoft Windows, they use the LCID number <text:span text:style-name="T20">(refer: </text:span><text:a xlink:type="simple" xlink:href="https://learn.microsoft.com/en-us/previous-versions/windows/embedded/ms912047(v=winembedded.10)" text:style-name="Internet_20_link" text:visited-style-name="Visited_20_Internet_20_Link"><text:span text:style-name="T20">https://learn.microsoft.com/en-us/previous-versions/windows/embedded/ms912047(v=winembedded.10)</text:span></text:a><text:span text:style-name="T20">). Hence, AutomataCI automatically queries the LCID number from the given language code parsed from the filename.</text:span></text:p>
      <text:p text:style-name="P30"/>
      <text:p text:style-name="P30">In the <text:span text:style-name="T2">.wxs</text:span> scripting during content assembly function execution, one must set the LCID number accordingly in the designated variable. Table <text:sequence-ref text:reference-format="category-and-value" text:ref-name="refText2">1.1.1.1.5.1</text:sequence-ref><text:s/>shows some examples.</text:p>
      <text:p text:style-name="Table"><text:span text:style-name="T20">Table</text:span> <text:sequence text:ref-name="refText2" text:name="Text" text:formula="ooow:Text+1" style:num-format="1">1.1.1.1.5.1</text:sequence>: <text:span text:style-name="T20">Some examples of LCID number settings while scripting </text:span><text:span text:style-name="T5">.wxs</text:span><text:span text:style-name="T20"> XML fil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Language</text:p>
          </table:table-cell>
          <table:table-cell table:style-name="Table3.A1" office:value-type="string">
            <text:p text:style-name="P8">Code</text:p>
          </table:table-cell>
          <table:table-cell table:style-name="Table3.C1" office:value-type="string">
            <text:p text:style-name="P9">Definitions</text:p>
            <text:p text:style-name="P9">(<text:span text:style-name="T24">top:</text:span> <text:span text:style-name="T2">POSIX Shell</text:span>; <text:span text:style-name="T24">bottom: </text:span><text:span text:style-name="T6">PowerShell</text:span>)</text:p>
          </table:table-cell>
        </table:table-row>
        <table:table-row>
          <table:table-cell table:style-name="Table3.A2" office:value-type="string">
            <text:p text:style-name="Table_20_Contents">Simplified Chinese</text:p>
          </table:table-cell>
          <table:table-cell table:style-name="Table3.A2" office:value-type="string">
            <text:p text:style-name="P37">zh-hans</text:p>
          </table:table-cell>
          <table:table-cell table:style-name="Table3.C2" office:value-type="string">
            <text:p text:style-name="Table_20_Contents">__var_LANGUAGE_ID='2052'</text:p>
            <text:p text:style-name="P38">$__var_LANGUAGE_ID = ‘2052’</text:p>
          </table:table-cell>
        </table:table-row>
        <table:table-row>
          <table:table-cell table:style-name="Table3.A2" office:value-type="string">
            <text:p text:style-name="Table_20_Contents">English United States</text:p>
          </table:table-cell>
          <table:table-cell table:style-name="Table3.A2" office:value-type="string">
            <text:p text:style-name="P37">en-us</text:p>
          </table:table-cell>
          <table:table-cell table:style-name="Table3.C2" office:value-type="string">
            <text:p text:style-name="Table_20_Contents">__var_LANGUAGE_ID='1033'</text:p>
            <text:p text:style-name="P39"><text:span text:style-name="T24">$</text:span>__var_LANGUAGE_ID = '1033'</text:p>
          </table:table-cell>
        </table:table-row>
        <table:table-row>
          <table:table-cell table:style-name="Table3.A2" office:value-type="string">
            <text:p text:style-name="Table_20_Contents">Swedish Sweden</text:p>
          </table:table-cell>
          <table:table-cell table:style-name="Table3.A2" office:value-type="string">
            <text:p text:style-name="P37">sv-se</text:p>
          </table:table-cell>
          <table:table-cell table:style-name="Table3.C2" office:value-type="string">
            <text:p text:style-name="Table_20_Contents">__var_LANGUAGE_ID='1053'</text:p>
            <text:p text:style-name="P39"><text:span text:style-name="T24">$</text:span>__var_LANGUAGE_ID = '1053'</text:p>
          </table:table-cell>
        </table:table-row>
        <table:table-row>
          <table:table-cell table:style-name="Table3.A2" office:value-type="string">
            <text:p text:style-name="Table_20_Contents">German from Germany</text:p>
          </table:table-cell>
          <table:table-cell table:style-name="Table3.A2" office:value-type="string">
            <text:p text:style-name="P37">de-de</text:p>
          </table:table-cell>
          <table:table-cell table:style-name="Table3.C2" office:value-type="string">
            <text:p text:style-name="Table_20_Contents">__var_LANGUAGE_ID='1031'</text:p>
            <text:p text:style-name="P39"><text:span text:style-name="T24">$</text:span>__var_LANGUAGE_ID = '1031'</text:p>
          </table:table-cell>
        </table:table-row>
        <table:table-row>
          <table:table-cell table:style-name="Table3.A2" office:value-type="string">
            <text:p text:style-name="Table_20_Contents">Low German <text:span text:style-name="T20">(Germany)</text:span></text:p>
          </table:table-cell>
          <table:table-cell table:style-name="Table3.A2" office:value-type="string">
            <text:p text:style-name="P37">nds-de</text:p>
          </table:table-cell>
          <table:table-cell table:style-name="Table3.C2" office:value-type="string">
            <text:p text:style-name="Table_20_Contents">__var_LANGUAGE_ID='4096'</text:p>
            <text:p text:style-name="P39"><text:span text:style-name="T24">$</text:span>__var_LANGUAGE_ID = '4096'</text:p>
          </table:table-cell>
        </table:table-row>
      </table:table>
      <text:p text:style-name="P30"/>
      <text:h text:style-name="P45" text:outline-level="5"><text:span text:style-name="T26">Graphical </text:span>U<text:span text:style-name="T26">ser </text:span>I<text:span text:style-name="T26">nterface (GUI)</text:span> Support</text:h>
      <text:p text:style-name="P32">MSI <text:span text:style-name="T26">G</text:span>UI installer support is only available on Windows OS packager (via <text:span text:style-name="T2">Wix4</text:span>). Due to Wix4 .NET extensions complexities, AutomataCI sorts out its dependencies internally and autonomously (including download and extract) in order to manage them seamlessly without sacrificing customization.</text:p>
      <text:p text:style-name="P32">The GUI specifications are referenced from:</text:p>
      <text:list text:style-name="L9">
        <text:list-item>
          <text:p text:style-name="P56"><text:a xlink:type="simple" xlink:href="https://wixtoolset.org/docs/tools/wixext/" text:style-name="Internet_20_link" text:visited-style-name="Visited_20_Internet_20_Link">https://wixtoolset.org/docs/tools/wixext/</text:a></text:p>
        </text:list-item>
        <text:list-item>
          <text:p text:style-name="P56"><text:a xlink:type="simple" xlink:href="https://wixtoolset.org/docs/schema/ui/wixui/" text:style-name="Internet_20_link" text:visited-style-name="Visited_20_Internet_20_Link">https://wixtoolset.org/docs/schema/ui/wixui/</text:a></text:p>
        </text:list-item>
        <text:list-item>
          <text:p text:style-name="P56"><text:a xlink:type="simple" xlink:href="https://wixtoolset.org/docs/tools/wixext/wixui" text:style-name="Internet_20_link" text:visited-style-name="Visited_20_Internet_20_Link">https://wixtoolset.org/docs/tools/wixext/wixui</text:a></text:p>
        </text:list-item>
        <text:list-item>
          <text:p text:style-name="P56"><text:a xlink:type="simple" xlink:href="https://github.com/orgs/wixtoolset/discussions/6623" text:style-name="Internet_20_link" text:visited-style-name="Visited_20_Internet_20_Link">https://github.com/orgs/wixtoolset/discussions/6623</text:a></text:p>
        </text:list-item>
      </text:list>
      <text:p text:style-name="P32">GUI is not available on UNIX and MacOS built MSI packages as <text:span text:style-name="T2">msitools</text:span> does not support it at the moment.</text:p>
      <text:h text:style-name="P47" text:outline-level="5">Banners and Icons Customization</text:h>
      <text:p text:style-name="P33">By default, the banners and icons can be customized complying to Wix4 requirements (refer: <text:a xlink:type="simple" xlink:href="https://wixtoolset.org/docs/tools/wixext/wixui/#replacing-the-default-bitmaps" text:style-name="Internet_20_link" text:visited-style-name="Visited_20_Internet_20_Link">https://wixtoolset.org/docs/tools/wixext/wixui/#replacing-the-default-bitmaps</text:a>). <text:span text:style-name="T25">This is not applicable for </text:span><text:span text:style-name="T7">msitools</text:span><text:span text:style-name="T25"> (Linux &amp; MacOS build).</text:span> <text:span text:style-name="T26">Table </text:span><text:span text:style-name="T26"><text:sequence-ref text:reference-format="category-and-value" text:ref-name="refText3">1.1.1.1.7.1</text:sequence-ref></text:span><text:span text:style-name="T26"><text:s/>listed the specifications for the assets creations.</text:span></text:p>
      <text:p text:style-name="Table"><text:span text:style-name="T20">Table</text:span> <text:sequence text:ref-name="refText3" text:name="Text" text:formula="ooow:Text+1" style:num-format="1">1.1.1.1.7.1</text:sequence>: <text:span text:style-name="T20">Recommended UI assets customization settings for MSI Package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8">Type</text:p>
          </table:table-cell>
          <table:table-cell table:style-name="Table4.A1" office:value-type="string">
            <text:p text:style-name="P8">Format</text:p>
          </table:table-cell>
          <table:table-cell table:style-name="Table4.A1" office:value-type="string">
            <text:p text:style-name="P8">Width</text:p>
          </table:table-cell>
          <table:table-cell table:style-name="Table4.A1" office:value-type="string">
            <text:p text:style-name="P8">Height</text:p>
          </table:table-cell>
          <table:table-cell table:style-name="Table4.E1" office:value-type="string">
            <text:p text:style-name="P8">Resolutions</text:p>
          </table:table-cell>
        </table:table-row>
        <table:table-row>
          <table:table-cell table:style-name="Table4.A2" office:value-type="string">
            <text:p text:style-name="Table_20_Contents">Banner (<text:span text:style-name="T2">WixUIBannerBmp</text:span>) </text:p>
          </table:table-cell>
          <table:table-cell table:style-name="Table4.A2" office:value-type="string">
            <text:p text:style-name="P29">JPEG</text:p>
          </table:table-cell>
          <table:table-cell table:style-name="Table4.A2" office:value-type="string">
            <text:p text:style-name="Table_20_Contents">493 </text:p>
          </table:table-cell>
          <table:table-cell table:style-name="Table4.A2" office:value-type="string">
            <text:p text:style-name="Table_20_Contents">58</text:p>
          </table:table-cell>
          <table:table-cell table:style-name="Table4.E2" office:value-type="string">
            <text:p text:style-name="Table_20_Contents">90dpi</text:p>
          </table:table-cell>
        </table:table-row>
        <table:table-row>
          <table:table-cell table:style-name="Table4.A2" office:value-type="string">
            <text:p text:style-name="Table_20_Contents">Banner (<text:span text:style-name="T2">WixUIDialogBmp</text:span>)</text:p>
          </table:table-cell>
          <table:table-cell table:style-name="Table4.A2" office:value-type="string">
            <text:p text:style-name="P29">JPEG</text:p>
          </table:table-cell>
          <table:table-cell table:style-name="Table4.A2" office:value-type="string">
            <text:p text:style-name="Table_20_Contents">493</text:p>
          </table:table-cell>
          <table:table-cell table:style-name="Table4.A2" office:value-type="string">
            <text:p text:style-name="Table_20_Contents">312 </text:p>
          </table:table-cell>
          <table:table-cell table:style-name="Table4.E2" office:value-type="string">
            <text:p text:style-name="Table_20_Contents">90dpi</text:p>
          </table:table-cell>
        </table:table-row>
        <table:table-row>
          <table:table-cell table:style-name="Table4.A2" office:value-type="string">
            <text:p text:style-name="P29">ICO Icon (<text:span text:style-name="T2">&lt;Icon&gt;</text:span>)</text:p>
          </table:table-cell>
          <table:table-cell table:style-name="Table4.A2" office:value-type="string">
            <text:p text:style-name="Table_20_Contents">ICO</text:p>
          </table:table-cell>
          <table:table-cell table:style-name="Table4.A2" office:value-type="string">
            <text:p text:style-name="P35">(Layer 1) 16</text:p>
            <text:p text:style-name="P35">(Layer 2) 32</text:p>
            <text:p text:style-name="P35">(Layer 3) 48</text:p>
            <text:p text:style-name="P35">(Layer 4) 64</text:p>
            <text:p text:style-name="P35">(Layer 5) 128</text:p>
            <text:p text:style-name="P35">(Layer 6) 256</text:p>
          </table:table-cell>
          <table:table-cell table:style-name="Table4.A2" office:value-type="string">
            <text:p text:style-name="P35">(Layer 1) 16</text:p>
            <text:p text:style-name="P35">(Layer 2) 32</text:p>
            <text:p text:style-name="P35">(Layer 3) 48</text:p>
            <text:p text:style-name="P35">(Layer 4) 64</text:p>
            <text:p text:style-name="P35">(Layer 5) 128</text:p>
            <text:p text:style-name="P35">(Layer 6) 256</text:p>
          </table:table-cell>
          <table:table-cell table:style-name="Table4.E2" office:value-type="string">
            <text:p text:style-name="P36">32bpp 8bit alpha</text:p>
          </table:table-cell>
        </table:table-row>
      </table:table>
      <text:p text:style-name="P40"/>
      <text:h text:style-name="P42" text:outline-level="5">GUID Produce &amp; Upgrade Code</text:h>
      <text:p text:style-name="P30">MSI Packages heavily used many <text:span text:style-name="T2">GUID</text:span> (or <text:span text:style-name="T2">UUID</text:span>) random codes to identify many items such as but not limited to:</text:p>
      <text:list text:style-name="L10">
        <text:list-item>
          <text:p text:style-name="P57"><text:span text:style-name="T9">Product Code</text:span> – variable <text:span text:style-name="T2">UUID</text:span> for unique identification.</text:p>
        </text:list-item>
        <text:list-item>
          <text:p text:style-name="P57"><text:span text:style-name="T9">Upgrade Code</text:span> – persistent <text:span text:style-name="T2">UUID</text:span> software identification.</text:p>
        </text:list-item>
        <text:list-item>
          <text:p text:style-name="P57"><text:span text:style-name="T9">Components GUID</text:span> – persistent <text:span text:style-name="T2">UUID</text:span> for components identifications.</text:p>
        </text:list-item>
      </text:list>
      <text:p text:style-name="P34"><text:span text:style-name="T20">Each i18N language should posses different </text:span><text:span text:style-name="T5">UUID</text:span><text:span text:style-name="T20"> codes as well except </text:span><text:span text:style-name="T5">Upgrade Code</text:span><text:span text:style-name="T20"> where it should be persistent anywhere everywhere.</text:span></text:p>
      <text:p text:style-name="P34"/>
      <text:h text:style-name="Heading_20_5" text:outline-level="5">Testing Package</text:h>
      <text:p text:style-name="P30">There is no direct way of testing the package except setting up a virtual machine with Windows OS and attempting to install it manual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8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6</text:page-number><text:s/><text:span text:style-name="MT1">of </text:span><text:page-count>8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5</text:page-number><text:s/><text:span text:style-name="MT1">of </text:span>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1H50M12S</meta:editing-duration>
    <meta:editing-cycles>62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17:28:36.502378877</dc:date>
    <dc:creator>Kean Ho Chew</dc:creator>
    <meta:document-statistic meta:table-count="4" meta:image-count="0" meta:object-count="0" meta:page-count="8" meta:paragraph-count="171" meta:word-count="1039" meta:character-count="7947" meta:non-whitespace-character-count="7088"/>
    <meta:template xlink:type="simple" xlink:actuate="onRequest" xlink:title="Official Book" xlink:href="../../templates/Book.ott" meta:date="2023-11-17T20:33:17.245827505"/>
  </office:meta>
</office:document-meta>
</file>